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4a41" officeooo:paragraph-rsid="001a4a41"/>
    </style:style>
    <style:style style:name="P2" style:family="paragraph" style:parent-style-name="Standard">
      <style:paragraph-properties fo:text-align="start" style:justify-single-word="false"/>
      <style:text-properties officeooo:rsid="001a4a41" officeooo:paragraph-rsid="001a4a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AGO FELIPE DE SOUZA – ALGORITMOS E POO – 20150127227</text:p>
      <text:p text:style-name="P1"/>
      <text:p text:style-name="P2">print()</text:p>
      <text:p text:style-name="P2"/>
      <text:p text:style-name="P2">class medico():</text:p>
      <text:p text:style-name="P2"><text:s text:c="4"/>id = ''</text:p>
      <text:p text:style-name="P2"><text:s text:c="4"/>crm = ''</text:p>
      <text:p text:style-name="P2"><text:s text:c="4"/>nome = ''</text:p>
      <text:p text:style-name="P2"><text:s text:c="4"/></text:p>
      <text:p text:style-name="P2">cardiologista = medico()</text:p>
      <text:p text:style-name="P2">cardiologista.id = '001'</text:p>
      <text:p text:style-name="P2">cardiologista.crm = '2019'</text:p>
      <text:p text:style-name="P2">cardiologista.nome = 'Tiago'</text:p>
      <text:p text:style-name="P2"/>
      <text:p text:style-name="P2">print(cardiologista.id)</text:p>
      <text:p text:style-name="P2">print(cardiologista.crm)</text:p>
      <text:p text:style-name="P2">print(cardiologista.nome)</text:p>
      <text:p text:style-name="P2"/>
      <text:p text:style-name="P2">print()</text:p>
      <text:p text:style-name="P2"/>
      <text:p text:style-name="P2">class consulta():</text:p>
      <text:p text:style-name="P2"><text:s text:c="4"/>id = ''</text:p>
      <text:p text:style-name="P2"><text:s text:c="4"/>data = ''</text:p>
      <text:p text:style-name="P2"><text:s text:c="4"/>realizarConsulta = 'Disponivel' </text:p>
      <text:p text:style-name="P2"><text:s text:c="4"/>print(realizarConsulta)</text:p>
      <text:p text:style-name="P2"><text:s text:c="4"/></text:p>
      <text:p text:style-name="P2"><text:s text:c="4"/>def consultaOcupado(self):</text:p>
      <text:p text:style-name="P2"><text:s text:c="8"/>self.realizarConsulta = 'Indisponivel'</text:p>
      <text:p text:style-name="P2"/>
      <text:p text:style-name="P2">consulta1 = consulta()</text:p>
      <text:p text:style-name="P2">consulta1.consultaOcupado()</text:p>
      <text:p text:style-name="P2">print(consulta1.realizarConsulta)</text:p>
      <text:p text:style-name="P2"/>
      <text:p text:style-name="P2">print()</text:p>
      <text:p text:style-name="P2"/>
      <text:p text:style-name="P2">class paciente():</text:p>
      <text:p text:style-name="P2"><text:s text:c="4"/>id = ''</text:p>
      <text:p text:style-name="P2"><text:s text:c="4"/>nome = ''</text:p>
      <text:p text:style-name="P2"><text:s text:c="4"/>telefone = ''</text:p>
      <text:p text:style-name="P2"><text:s text:c="4"/>endereco = ''</text:p>
      <text:p text:style-name="P2"><text:s text:c="4"/></text:p>
      <text:p text:style-name="P2">p1 = paciente()</text:p>
      <text:p text:style-name="P2">p1.id = '001'</text:p>
      <text:p text:style-name="P2">p1.nome = 'fulano'</text:p>
      <text:p text:style-name="P2">p1.telefone = '999992222'</text:p>
      <text:p text:style-name="P2">p1.endereco = 'rua tal e bairro tal'</text:p>
      <text:p text:style-name="P2"/>
      <text:p text:style-name="P2">print(p1.id)</text:p>
      <text:p text:style-name="P2">print(p1.nome)</text:p>
      <text:p text:style-name="P2">print(p1.telefone)</text:p>
      <text:p text:style-name="P2">print(p1.enderec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0:11:12.882304667</meta:creation-date>
    <dc:date>2019-04-19T10:12:51.129622692</dc:date>
    <meta:editing-duration>PT1M39S</meta:editing-duration>
    <meta:editing-cycles>1</meta:editing-cycles>
    <meta:document-statistic meta:table-count="0" meta:image-count="0" meta:object-count="0" meta:page-count="1" meta:paragraph-count="42" meta:word-count="96" meta:character-count="818" meta:non-whitespace-character-count="690"/>
    <meta:generator>LibreOffice/6.0.7.3$Linux_X86_64 LibreOffice_project/00m0$Build-3</meta:generator>
  </office:meta>
</office:document-meta>
</file>